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0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>
      <style:graphic-properties draw:stroke="none" svg:stroke-color="#000000" draw:fill="none" draw:fill-color="#ffffff" fo:min-height="2.227cm"/>
    </style:style>
    <style:style style:name="gr2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25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6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gr27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4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33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path draw:style-name="gr19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19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1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frame draw:style-name="gr21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6" draw:style-name="dp1" draw:master-page-name="標準">
        <draw:custom-shape draw:style-name="gr22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7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標準">
        <draw:g>
          <draw:custom-shape draw:style-name="gr1" draw:text-style-name="P1" draw:layer="layout" svg:width="6.109cm" svg:height="4.4cm" svg:x="1.946cm" svg:y="3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4" draw:text-style-name="P1" draw:layer="layout" svg:width="8.469cm" svg:height="3.08cm" svg:x="0.765cm" svg:y="1.542cm" svg:viewBox="0 0 8470 3081" svg:d="M4235 0c222 1 679 285 994 519 977 725 2286 1870 3241 2562-2823 0-5647 0-8470 0 942-684 2290-1877 3231-2562 470-342 782-520 1004-519z">
            <text:p/>
          </draw:path>
        </draw:g>
      </draw:page>
      <draw:page draw:name="page29" draw:style-name="dp1" draw:master-page-name="標準">
        <draw:path draw:style-name="gr25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6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0" draw:style-name="dp1" draw:master-page-name="標準">
        <draw:path draw:style-name="gr27" draw:text-style-name="P1" draw:layer="layout" svg:width="10cm" svg:height="10cm" svg:x="0cm" svg:y="0cm" svg:viewBox="0 0 10001 10001" svg:d="M4132 1526v2640h-2640v1668h2640v2641h1736v-2641h2641v-1668h-2641v-2640zM1666 0h6668c833 0 1667 833 1667 1666v6668c0 833-834 1667-1667 1667h-6668c-833 0-1666-834-1666-1667v-6668c0-833 833-1666 1666-166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2-14T22:13:16</dc:date>
    <meta:editing-duration>P2DT23H50M37S</meta:editing-duration>
    <meta:editing-cycles>20</meta:editing-cycles>
    <meta:generator>OpenOffice/4.1.0$Unix OpenOffice.org_project/410m18$Build-9764</meta:generator>
    <meta:document-statistic meta:object-count="189"/>
  </office:meta>
</office:document-meta>
</file>